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11a3ec" officeooo:paragraph-rsid="0011a3ec"/>
    </style:style>
    <style:style style:name="P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 style:writing-mode="lr-tb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94865796777376">
          <table:table-cell table:style-name="Table1.A1" office:value-type="string">
            <text:p text:style-name="P1">Paper</text:p>
          </table:table-cell>
          <table:table-cell table:style-name="Table1.A1" office:value-type="string">
            <text:p text:style-name="P1">Notes</text:p>
          </table:table-cell>
        </table:table-row>
        <table:table-row table:style-name="TableLine94865796777376">
          <table:table-cell table:style-name="Table1.A1" office:value-type="string">
            <text:p text:style-name="P2"><text:span text:style-name="T1">Total Recall: Automatic Query Expansion</text:span><text:line-break/><text:span text:style-name="T1">with a Generative Feature Model for Object Retrieval</text:span></text:p>
            <text:p text:style-name="P2"><text:span text:style-name="T1"/></text:p>
          </table:table-cell>
          <table:table-cell table:style-name="Table1.A1" office:value-type="string">
            <text:p text:style-name="P1">Spatial verification is a more computationally intensive process applied to the top 1000 results to find True Positives for query expansion</text:p>
          </table:table-cell>
        </table:table-row>
        <table:table-row table:style-name="TableLine94865796777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65796777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65796777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65796777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657967773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11:53:29.622807782</meta:creation-date>
    <meta:generator>LibreOffice/6.4.7.2$Linux_X86_64 LibreOffice_project/40$Build-2</meta:generator>
    <dc:date>2021-12-11T12:00:44.191202259</dc:date>
    <meta:editing-duration>PT7M16S</meta:editing-duration>
    <meta:editing-cycles>1</meta:editing-cycles>
    <meta:document-statistic meta:table-count="1" meta:image-count="0" meta:object-count="0" meta:page-count="1" meta:paragraph-count="4" meta:word-count="36" meta:character-count="241" meta:non-whitespace-character-count="209"/>
  </office:meta>
</office:document-meta>
</file>